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.25cm"/>
      <style:paragraph-properties style:writing-mode="lr-tb"/>
    </style:style>
    <style:style style:name="gr2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3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4.75cm" svg:height="1.5cm" svg:x="9.75cm" svg:y="2.25cm">
          <text:p text:style-name="P1">Usuário rede </text:p>
          <text:p text:style-name="P1">CRCEA-S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5cm" svg:x="2.5cm" svg:y="2.25cm">
          <text:p text:style-name="P1">Usuário extern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5cm" svg:x="9.75cm" svg:y="5.05cm">
          <text:p text:style-name="P1">login/senh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125cm" svg:y1="3.75cm" svg:x2="12.125cm" svg:y2="5.05cm" draw:start-shape="id1" draw:start-glue-point="2" draw:end-shape="id2" draw:end-glue-point="0" svg:d="M12125 3750v1300" svg:viewBox="0 0 1 1301">
          <text:p/>
        </draw:connector>
        <draw:custom-shape draw:style-name="gr1" draw:text-style-name="P1" xml:id="id3" draw:id="id3" draw:layer="layout" svg:width="4.75cm" svg:height="1.5cm" svg:x="9.75cm" svg:y="8.25cm">
          <text:p text:style-name="P1">Castro Simp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5cm" svg:x="10.7cm" svg:y="13.55cm">
          <text:p text:style-name="P1">Acesso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125cm" svg:y1="6.55cm" svg:x2="12.125cm" svg:y2="8.25cm" draw:start-shape="id2" draw:start-glue-point="2" draw:end-shape="id3" draw:end-glue-point="0" svg:d="M12125 6550v1700" svg:viewBox="0 0 1 1701">
          <text:p/>
        </draw:connector>
        <draw:connector draw:style-name="gr4" draw:text-style-name="P2" draw:layer="layout" draw:type="lines" svg:x1="12.125cm" svg:y1="9.75cm" svg:x2="13.075cm" svg:y2="13.55cm" draw:start-shape="id3" draw:start-glue-point="2" draw:end-shape="id4" draw:end-glue-point="0" svg:d="M12125 9750v501l950 2798v501" svg:viewBox="0 0 951 3801">
          <text:p/>
        </draw:connector>
        <draw:custom-shape draw:style-name="gr1" draw:text-style-name="P1" xml:id="id6" draw:id="id6" draw:layer="layout" svg:width="4.75cm" svg:height="1.5cm" svg:x="2.5cm" svg:y="5cm">
          <text:p text:style-name="P1">Usuário sem </text:p>
          <text:p text:style-name="P1">acesso a 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5cm" svg:height="1.5cm" svg:x="2.5cm" svg:y="7.75cm">
          <text:p text:style-name="P1">Cadastro com<text:line-break/>senha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5cm" svg:x="2.5cm" svg:y="10.5cm">
          <text:p text:style-name="P1">Tela e-mail<text:line-break/>solicitação.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75cm" svg:height="1.5cm" svg:x="2.5cm" svg:y="13.5cm">
          <text:p text:style-name="P1">TPPA<text:line-break/>Ativa acesso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875cm" svg:y1="3.75cm" svg:x2="4.875cm" svg:y2="5cm" draw:start-shape="id5" draw:start-glue-point="2" draw:end-shape="id6" draw:end-glue-point="0" svg:d="M4875 3750v1250" svg:viewBox="0 0 1 1251">
          <text:p/>
        </draw:connector>
        <draw:connector draw:style-name="gr6" draw:text-style-name="P2" draw:layer="layout" draw:type="line" svg:x1="4.875cm" svg:y1="6.5cm" svg:x2="4.875cm" svg:y2="7.75cm" draw:start-shape="id6" draw:start-glue-point="2" draw:end-shape="id7" draw:end-glue-point="0" svg:d="M4875 6500v1250" svg:viewBox="0 0 1 1251">
          <text:p/>
        </draw:connector>
        <draw:connector draw:style-name="gr7" draw:text-style-name="P2" draw:layer="layout" draw:type="line" svg:x1="4.875cm" svg:y1="9.25cm" svg:x2="4.875cm" svg:y2="10.5cm" draw:start-shape="id7" draw:start-glue-point="2" draw:end-shape="id8" draw:end-glue-point="0" svg:d="M4875 9250v1250" svg:viewBox="0 0 1 1251">
          <text:p/>
        </draw:connector>
        <draw:connector draw:style-name="gr8" draw:text-style-name="P2" draw:layer="layout" draw:type="line" svg:x1="4.875cm" svg:y1="12cm" svg:x2="4.875cm" svg:y2="13.5cm" draw:start-shape="id8" draw:end-shape="id9" draw:end-glue-point="0" svg:d="M4875 12000v1500" svg:viewBox="0 0 1 1501">
          <text:p/>
        </draw:connector>
        <draw:connector draw:style-name="gr9" draw:text-style-name="P2" draw:layer="layout" draw:type="lines" svg:x1="7.25cm" svg:y1="14.25cm" svg:x2="10.7cm" svg:y2="14.3cm" draw:start-shape="id9" draw:start-glue-point="1" draw:end-shape="id4" draw:end-glue-point="3" svg:d="M7250 14250h501l2448 50h501" svg:viewBox="0 0 3451 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28T15:40:03.510000000</dc:date>
    <meta:editing-duration>PT20M5S</meta:editing-duration>
    <meta:editing-cycles>1</meta:editing-cycles>
    <meta:document-statistic meta:object-count="17"/>
    <meta:generator>LibreOffice/7.1.0.3$Windows_X86_64 LibreOffice_project/f6099ecf3d29644b5008cc8f48f42f4a40986e4c</meta:generator>
  </office:meta>
</office:document-meta>
</file>